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text-properties fo:font-size="12pt" style:text-underline-style="solid" style:text-underline-width="auto" style:text-underline-color="font-color" style:font-size-asian="10.5pt" style:font-size-complex="12pt"/>
    </style:style>
    <style:style style:name="P3" style:family="paragraph" style:parent-style-name="Standard">
      <style:text-properties fo:font-size="12pt" style:text-underline-style="none" style:font-size-asian="10.5pt" style:font-size-complex="12pt"/>
    </style:style>
    <style:style style:name="P4" style:family="paragraph" style:parent-style-name="Standard" style:list-style-name="L1">
      <style:text-properties fo:font-size="12pt" style:text-underline-style="none" style:font-size-asian="10.5pt" style:font-size-complex="12pt"/>
    </style:style>
    <style:style style:name="P5" style:family="paragraph" style:parent-style-name="Standard" style:list-style-name="L2">
      <style:text-properties fo:font-size="12pt" style:text-underline-style="none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cademy</text:p>
      <text:p text:style-name="P1"/>
      <text:p text:style-name="P2">Pros</text:p>
      <text:p text:style-name="P2"/>
      <text:list xml:id="list11296007561" text:style-name="L1">
        <text:list-item>
          <text:p text:style-name="P4">Pop-up boxes to tell you where to start and what to do – highlighting all important things</text:p>
        </text:list-item>
        <text:list-item>
          <text:p text:style-name="P4">'Hint' available if help needed</text:p>
        </text:list-item>
        <text:list-item>
          <text:p text:style-name="P4">buttons are simple and clear</text:p>
        </text:list-item>
        <text:list-item>
          <text:p text:style-name="P4">Can select which tutorial you would like to do – don't need to start from the beginning each time. It saves your last session.</text:p>
        </text:list-item>
        <text:list-item>
          <text:p text:style-name="P4">Drop down menu to allow you to select which tutorial you want to look at – don't always need to go back to home menu/page</text:p>
        </text:list-item>
        <text:list-item>
          <text:p text:style-name="P4">When you make a mistake it provides a red error message to indicate it was incorrect and tells you where the error occurred</text:p>
        </text:list-item>
        <text:list-item>
          <text:p text:style-name="P4">When you successfully complete the tutorial, it goes green to indicate that you were correct and suggests you move on to the next tutorial</text:p>
        </text:list-item>
        <text:list-item>
          <text:p text:style-name="P4">Use of colour is good to indicate if right/wrong code entered</text:p>
        </text:list-item>
      </text:list>
      <text:p text:style-name="P3"/>
      <text:p text:style-name="P2">Cons</text:p>
      <text:p text:style-name="P2"/>
      <text:list xml:id="list2093289911" text:style-name="L2">
        <text:list-item>
          <text:p text:style-name="P5">Limited choice of languages to learn.</text:p>
        </text:list-item>
        <text:list-item>
          <text:p text:style-name="P5">The info/tutorial instruction section is too small – can't see all information at once, have to scroll to continue if its quite long.</text:p>
        </text:list-item>
        <text:list-item>
          <text:p text:style-name="P5">Must sign u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23:05:19</meta:creation-date>
    <dc:date>2013-10-25T11:33:32</dc:date>
    <meta:editing-duration>PT24M10S</meta:editing-duration>
    <meta:editing-cycles>5</meta:editing-cycles>
    <meta:generator>LibreOffice/3.4$Unix LibreOffice_project/340m1$Build-502</meta:generator>
    <dc:creator>Nicole Kearns</dc:creator>
    <meta:document-statistic meta:table-count="0" meta:image-count="0" meta:object-count="0" meta:page-count="1" meta:paragraph-count="14" meta:word-count="180" meta:character-count="929" meta:non-whitespace-character-count="774"/>
  </office:meta>
</office:document-meta>
</file>